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2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[langs.trans(Order);onformat=decode]</text:p>
            <text:p text:style-name="P14">[langs.trans(Reference);onformat=decode] : [doc.ref]</text:p>
            <text:p text:style-name="P11">[langs.trans(OrderDate);onformat=decode] : [doc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[langs.trans(BillFrom);onformat=decode] :</text:p>
          </table:table-cell>
          <table:table-cell table:style-name="Tableau2.B1" office:value-type="string">
            <text:p text:style-name="P12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[langs.trans(PhoneNumber);onformat=decode] : [contact.CUSTOMER.phone;magnet=text:p]</text:p>
            <text:p text:style-name="P12"/>
            <text:p text:style-name="P13">[societe.name]</text:p>
            <text:p text:style-name="P15">[societe.address]</text:p>
            <text:p text:style-name="P15">[societe.zip] [societe.town]</text:p>
            <text:p text:style-name="P6">[societe.country]</text:p>
          </table:table-cell>
          <table:table-cell table:style-name="Tableau3.A1" office:value-type="string">
            <text:p text:style-name="P4">[mysoc.nom]</text:p>
            <text:p text:style-name="P5"/>
            <text:p text:style-name="P5">[mysoc.address]</text:p>
            <text:p text:style-name="P5">[mysoc.zip] [mysoc.town]</text:p>
            <text:p text:style-name="P5">[mysoc.country]</text:p>
            <text:p text:style-name="P5"/>
            <text:p text:style-name="P5">[langs.trans(PhoneNumber);onformat=decode] : [mysoc.phone]</text:p>
            <text:p text:style-name="P5">[langs.trans(Fax);onformat=decode]: [mysoc.fax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libelle] 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[langs.trans(TotalHTShort);onformat=decode]</text:p>
          </table:table-cell>
          <table:table-cell table:style-name="Tableau6.B1" office:value-type="string">
            <text:p text:style-name="P18">[doc.total_ht;frm=0,00] €</text:p>
          </table:table-cell>
        </table:table-row>
        <table:table-row>
          <table:table-cell table:style-name="Tableau6.A2" office:value-type="string">
            <text:p text:style-name="P16">[langs.trans(TotalVAT);onformat=decode]</text:p>
          </table:table-cell>
          <table:table-cell table:style-name="Tableau6.B2" office:value-type="string">
            <text:p text:style-name="P18">[doc.total_tva;frm=0,00] €</text:p>
          </table:table-cell>
        </table:table-row>
        <table:table-row table:style-name="Tableau6.3">
          <table:table-cell table:style-name="Tableau6.A2" office:value-type="string">
            <text:p text:style-name="P16">[langs.trans(TotalTTCShort);onformat=decode]</text:p>
          </table:table-cell>
          <table:table-cell table:style-name="Tableau6.B2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0:15:08</dc:date>
    <dc:creator>Geoffrey </dc:creator>
    <meta:generator>LibreOffice/3.5$Linux_X86_64 LibreOffice_project/350m1$Build-2</meta:generator>
    <meta:editing-duration>PT9H25M46S</meta:editing-duration>
    <meta:editing-cycles>139</meta:editing-cycles>
    <meta:document-statistic meta:table-count="6" meta:image-count="0" meta:object-count="0" meta:page-count="1" meta:paragraph-count="47" meta:word-count="108" meta:character-count="1945" meta:non-whitespace-character-count="1883"/>
  </office:meta>
</office:document-meta>
</file>